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2982c" officeooo:paragraph-rsid="0002982c"/>
    </style:style>
    <style:style style:name="P2" style:family="paragraph" style:parent-style-name="Text_20_body" style:list-style-name="L3"/>
    <style:style style:name="P3" style:family="paragraph" style:parent-style-name="Heading_20_3">
      <style:text-properties officeooo:rsid="0002982c" officeooo:paragraph-rsid="0002982c"/>
    </style:style>
    <style:style style:name="T1" style:family="text">
      <style:text-properties officeooo:rsid="000298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SDP Implementors – Welcome</text:h>
      <text:p text:style-name="Text_20_body">If you're reading this you've probably inquired about getting up to speed on the current OSDP standardization effort. <text:s/>This is a quick list to get you started on the topic.</text:p>
      <text:h text:style-name="P3" text:outline-level="3">The Spec</text:h>
      <text:p text:style-name="Text_20_body">The current spec is 2.1.7. <text:s/>There are about 6 documents in total with profiles and LED colors etc. <text:s/>Go to the SIA standards folks and get plugged in to use the sharepoint area. <text:s/>(If SIA's sharepoint instance is in a mood, ask someone for a document care package.)</text:p>
      <text:h text:style-name="P3" text:outline-level="3">Open Source</text:h>
      <text:p text:style-name="Text_20_body">there's an implementation, “libosdp”, at <text:a xlink:type="simple" xlink:href="https://github.com/smithee-us/libosdp" text:style-name="Internet_20_link" text:visited-style-name="Visited_20_Internet_20_Link">https://github.com/smithee-us/libosdp</text:a>. There's a separate “conformance tool” at <text:a xlink:type="simple" xlink:href="https://github.com/security-industry-association/libosdp-conformance" text:style-name="Internet_20_link" text:visited-style-name="Visited_20_Internet_20_Link">https://github.com/security-industry-association/libosdp-conformance</text:a> <text:s/>They're separate because the conformance tool breaks the protocol so as to stress test an implementation.</text:p>
      <text:h text:style-name="Heading_20_3" text:outline-level="3">O<text:span text:style-name="T1">pen Source Tools</text:span></text:h>
      <text:list xml:id="list4654552597732303443" text:style-name="L3">
        <text:list-item>
          <text:p text:style-name="P2">libosdp can act as a PD</text:p>
        </text:list-item>
        <text:list-item>
          <text:p text:style-name="P2">libosdp can act as a CP</text:p>
        </text:list-item>
        <text:list-item>
          <text:p text:style-name="P2">libosdp can act in “Monitor” mode.</text:p>
        </text:list-item>
      </text:list>
      <text:p text:style-name="Text_20_body">OPEN SOURCE CONFIG</text:p>
      <text:p text:style-name="Text_20_body">It's a linux C program. Use conventional linux (I happen to run Devuan, it shouldn't matter.) <text:s/>It uses an RS-485 to USB converter, available online (Amazon etc.) <text:s/>The 485 device shows up as /dev/ttyUSB0, the program uses conventional Linux serial port drivers for it's communication.</text:p>
      <text:p text:style-name="Text_20_body">CABLING</text:p>
      <text:p text:style-name="Text_20_body">(If you're a vendor feel free to share any wisdom on how to build a standardized RS-485 cable for access control. <text:s/>In the mean time here's the 2017 “OSDP Conformance Cable” configuration:</text:p>
      <text:p text:style-name="P1">Parts List</text:p>
      <text:p text:style-name="Standard">3x 4-port 18-12 gauge push-in connector blocks</text:p>
      <text:p text:style-name="Standard">red white and black solid core wire, stripped and cut in 0.5 meter lengths</text:p>
      <text:p text:style-name="Standard">4 red wires to block 1</text:p>
      <text:p text:style-name="Standard">4 white wires to block 2</text:p>
      <text:p text:style-name="Standard">4 black wires to block 3</text:p>
      <text:p text:style-name="Standard">rs485 adapter: tx+ to RED; tx- to WHITE; ground to BLACK</text:p>
      <text:p text:style-name="Standard">your DUT pair (CD and PD) each to a red/white/black set.</text:p>
      <text:p text:style-name="Text_20_body"/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0T08:34:20.947891272</dc:date>
    <meta:editing-duration>PT14M52S</meta:editing-duration>
    <meta:editing-cycles>1</meta:editing-cycles>
    <meta:document-statistic meta:table-count="0" meta:image-count="0" meta:object-count="0" meta:page-count="1" meta:paragraph-count="22" meta:word-count="282" meta:character-count="1687" meta:non-whitespace-character-count="1421"/>
    <meta:generator>LibreOffice/4.3.3.2$Linux_X86_64 LibreOffice_project/430m0$Build-2</meta:generator>
  </office:meta>
</office:document-meta>
</file>